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05d2" style:font-weight-asian="bold" style:font-weight-complex="bold"/>
    </style:style>
    <style:style style:name="T1" style:family="text">
      <style:text-properties officeooo:rsid="000205d2"/>
    </style:style>
    <style:style style:name="T2" style:family="text">
      <style:text-properties officeooo:rsid="00026f4c"/>
    </style:style>
    <style:style style:name="T3" style:family="text">
      <style:text-properties officeooo:rsid="0005eefb"/>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text:p>
      <text:p text:style-name="P1"/>
      <text:h text:style-name="Heading_20_2" text:outline-level="2"><text:tab/><text:span text:style-name="T4">Questions</text:span></text:h>
      <text:p text:style-name="Standard"/>
      <text:p text:style-name="Standard"/>
      <text:p text:style-name="Standard">2. <text:span text:style-name="T3">Lorsque la limite de temps est de quelques secondes (autour de 5 secondes), parfois l’ordinateur ne voit pas si un coup lui évite une défaite ou non et le jouera.</text:span></text:p>
      <text:p text:style-name="Standard"/>
      <text:p text:style-name="Standard"/>
      <text:p text:style-name="Standard"/>
      <text:p text:style-name="Standard">3. En implém<text:span text:style-name="T1">entant l’amélioration des simulations consistant à toujours choisir un coup gagnant, l’ordinateur choisit tout le temps le coup gagnant, s’il existe. Ce qui augmente les chances de victoire de l’ordinateur. Avant, si en jouant le coup victorieux les simulations sont très mauvaises pour l’ordinateur, celui-ci va préférer choisir un autre coup.</text:span></text:p>
      <text:p text:style-name="Standard"/>
      <text:p text:style-name="Standard"/>
      <text:p text:style-name="Standard"/>
      <text:p text:style-name="Standard">4. <text:span text:style-name="T2">Compiler avec gcc -O3 permet d’augmenter les performances et ainsi le nombre de simulations exécutées. Pour donner un exemple, sur une machine Linux de la fac, avec un temps de 5 secondes, environ 190 000 simulations sont effectuées avec une compilation standard, contre plus de 400 000 avec la compilation gcc -O3.</text:span></text:p>
      <text:p text:style-name="Standard"/>
      <text:p text:style-name="Standard"/>
      <text:p text:style-name="Standard"/>
      <text:p text:style-name="Standard">5. <text:span text:style-name="T1">Le critère « max » consiste à retourner le coup qui maximise la récompense. Le critère « robuste » retourne le coup qui maximise le nombre de simulations. Après avoir testé les ces deux critères, on remarque que le critère « robuste » retourne plutôt de l’aléatoire qu’une stratégie gagnante, comparée au critère « max » qui lui regarde vraiment les coups qui pourront amener à la victoire.</text:span></text:p>
      <text:p text:style-name="Standard"/>
      <text:p text:style-name="Standard"/>
      <text:p text:style-name="Standard"/>
      <text:p text:style-name="Standard">6. <text:span text:style-name="T2">Avec l’algorithme Minimax, une estimation du temps de calcul nécessaire pour jouer le premier coup est de 7⁴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eu Olejniczak</meta:initial-creator>
    <meta:creation-date>2020-02-24T12:59:19.407057093</meta:creation-date>
    <dc:date>2020-02-24T14:14:49.716098626</dc:date>
    <dc:creator>Matthieu Olejniczak</dc:creator>
    <meta:editing-duration>PT7M54S</meta:editing-duration>
    <meta:editing-cycles>3</meta:editing-cycles>
    <meta:generator>LibreOffice/6.1.5.2$Linux_X86_64 LibreOffice_project/10$Build-2</meta:generator>
    <meta:document-statistic meta:table-count="0" meta:image-count="0" meta:object-count="0" meta:page-count="1" meta:paragraph-count="7" meta:word-count="230" meta:character-count="1362" meta:non-whitespace-character-count="1141"/>
  </office:meta>
</office:document-meta>
</file>